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1" table:number-columns-repeated="6" table:default-cell-style-name="Default"/>
        <table:table-column table:style-name="co1" table:default-cell-style-name="ce5"/>
        <table:table-row table:style-name="ro1">
          <table:table-cell table:style-name="ce1"/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w</text:p>
          </table:table-cell>
          <table:table-cell table:style-name="ce3" table:number-columns-repeated="4"/>
          <table:table-cell table:style-name="ce4"/>
        </table:table-row>
        <table:table-row table:style-name="ro1">
          <table:table-cell office:value-type="string" calcext:value-type="string">
            <text:p>llll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w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wl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ww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wll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wlw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wwl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www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lll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llw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lwl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lww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wll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wlw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wwl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www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00.00.0000</text:date>, <text:time style:data-style-name="N2" text:time-value="22:18:34.68351458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ifer und Martin </meta:initial-creator>
    <meta:creation-date>2015-05-02T15:06:05.710513981</meta:creation-date>
    <dc:date>2015-05-03T22:30:00.554707447</dc:date>
    <dc:creator>Jennifer und Martin </dc:creator>
    <meta:editing-duration>PT39M47S</meta:editing-duration>
    <meta:editing-cycles>5</meta:editing-cycles>
    <meta:generator>LibreOffice/4.4.2.2$Linux_X86_64 LibreOffice_project/40m0$Build-2</meta:generator>
    <meta:document-statistic meta:table-count="1" meta:cell-count="50" meta:object-count="0"/>
  </office:meta>
</office:document-meta>
</file>